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1330fbd" officeooo:paragraph-rsid="00019a7f"/>
    </style:style>
    <style:style style:name="P2" style:family="paragraph" style:parent-style-name="Standard">
      <style:text-properties officeooo:paragraph-rsid="00019a7f"/>
    </style:style>
    <style:style style:name="P3" style:family="paragraph" style:parent-style-name="Standard">
      <style:text-properties style:use-window-font-color="true" style:font-name="Times New Roman" fo:language="en" fo:country="GB" fo:font-weight="normal" officeooo:paragraph-rsid="00019a7f" style:font-weight-asian="normal" style:font-name-complex="Times New Roman" style:font-weight-complex="normal"/>
    </style:style>
    <style:style style:name="P4" style:family="paragraph" style:parent-style-name="Standard">
      <style:text-properties style:use-window-font-color="true" style:font-name="Times New Roman" fo:language="en" fo:country="GB" fo:font-weight="normal" officeooo:rsid="0137ef32" officeooo:paragraph-rsid="00019a7f" style:font-weight-asian="normal" style:font-name-complex="Times New Roman" style:font-weight-complex="normal"/>
    </style:style>
    <style:style style:name="P5" style:family="paragraph" style:parent-style-name="Standard">
      <style:text-properties style:use-window-font-color="true" style:font-name="Times New Roman" fo:language="en" fo:country="GB" fo:font-weight="normal" officeooo:rsid="00028053" officeooo:paragraph-rsid="00028053" style:font-weight-asian="normal" style:font-name-complex="Times New Roman" style:font-weight-complex="normal"/>
    </style:style>
    <style:style style:name="P6" style:family="paragraph" style:parent-style-name="Standard">
      <style:text-properties style:use-window-font-color="true" style:font-name="Times New Roman" fo:language="en" fo:country="GB" fo:font-weight="normal" officeooo:rsid="00036d9b" officeooo:paragraph-rsid="00036d9b" style:font-weight-asian="normal" style:font-name-complex="Times New Roman" style:font-weight-complex="normal"/>
    </style:style>
    <style:style style:name="P7" style:family="paragraph" style:parent-style-name="Standard">
      <style:text-properties style:use-window-font-color="true" style:font-name="Times New Roman" fo:language="en" fo:country="GB" fo:font-weight="normal" officeooo:rsid="00036d9b" officeooo:paragraph-rsid="0008190b" style:font-weight-asian="normal" style:font-name-complex="Times New Roman" style:font-weight-complex="normal"/>
    </style:style>
    <style:style style:name="P8" style:family="paragraph" style:parent-style-name="Standard">
      <style:text-properties style:use-window-font-color="true" style:font-name="Times New Roman" fo:language="en" fo:country="GB" style:text-underline-style="solid" style:text-underline-width="auto" style:text-underline-color="font-color" fo:font-weight="bold" officeooo:rsid="00028053" officeooo:paragraph-rsid="00028053" style:font-weight-asian="bold" style:font-name-complex="Times New Roman" style:font-weight-complex="bold"/>
    </style:style>
    <style:style style:name="P9" style:family="paragraph" style:parent-style-name="Standard">
      <style:text-properties style:use-window-font-color="true" style:font-name="Times New Roman" fo:language="en" fo:country="GB" style:text-underline-style="solid" style:text-underline-width="auto" style:text-underline-color="font-color" fo:font-weight="bold" officeooo:rsid="00036d9b" officeooo:paragraph-rsid="00036d9b" style:font-weight-asian="bold" style:font-name-complex="Times New Roman" style:font-weight-complex="bold"/>
    </style:style>
    <style:style style:name="P10" style:family="paragraph" style:parent-style-name="Standard">
      <style:text-properties style:use-window-font-color="true" style:font-name="Times New Roman" fo:font-size="12pt" fo:language="en" fo:country="GB" fo:font-weight="normal" officeooo:rsid="01b04ab7" officeooo:paragraph-rsid="0008190b" fo:background-color="transparent" style:font-size-asian="12pt" style:font-weight-asian="normal" style:font-name-complex="Times New Roman" style:font-size-complex="12pt" style:font-weight-complex="normal"/>
    </style:style>
    <style:style style:name="P11" style:family="paragraph" style:parent-style-name="Standard">
      <style:paragraph-properties fo:line-height="100%"/>
      <style:text-properties style:font-name="Times New Roman" fo:font-size="12pt" fo:font-weight="bold" officeooo:rsid="0122b112" officeooo:paragraph-rsid="000e729b" fo:background-color="transparent" style:font-size-asian="12pt" style:font-weight-asian="bold" style:font-name-complex="Times New Roman" style:font-size-complex="12pt" style:font-weight-complex="bold"/>
    </style:style>
    <style:style style:name="P12"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0fe43d" officeooo:paragraph-rsid="00036d9b" fo:background-color="transparent" style:font-size-asian="12pt" style:font-style-asian="normal" style:font-weight-asian="normal" style:font-name-complex="Times New Roman" style:font-size-complex="12pt" style:font-style-complex="normal" style:font-weight-complex="normal"/>
    </style:style>
    <style:style style:name="P13"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038f15" officeooo:paragraph-rsid="00039f9b" fo:background-color="transparent" style:font-size-asian="12pt" style:font-style-asian="normal" style:font-weight-asian="normal" style:font-name-complex="Times New Roman" style:font-size-complex="12pt" style:font-style-complex="normal" style:font-weight-complex="normal"/>
    </style:style>
    <style:style style:name="P14"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038f15" officeooo:paragraph-rsid="0005a688" fo:background-color="transparent" style:font-size-asian="12pt" style:font-style-asian="normal" style:font-weight-asian="normal" style:font-name-complex="Times New Roman" style:font-size-complex="12pt" style:font-style-complex="normal" style:font-weight-complex="normal"/>
    </style:style>
    <style:style style:name="P15"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038f15" officeooo:paragraph-rsid="00078f7e" fo:background-color="transparent" style:font-size-asian="12pt" style:font-style-asian="normal" style:font-weight-asian="normal" style:font-name-complex="Times New Roman" style:font-size-complex="12pt" style:font-style-complex="normal" style:font-weight-complex="normal"/>
    </style:style>
    <style:style style:name="P16"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038f15" officeooo:paragraph-rsid="0008190b" fo:background-color="transparent"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038f15" officeooo:paragraph-rsid="00090bd7" fo:background-color="transparent"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038f15" officeooo:paragraph-rsid="0009b106" fo:background-color="transparent" style:font-size-asian="12pt" style:font-style-asian="normal" style:font-weight-asian="normal" style:font-name-complex="Times New Roman" style:font-size-complex="12pt" style:font-style-complex="normal" style:font-weight-complex="normal"/>
    </style:style>
    <style:style style:name="P19"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6024f1" officeooo:paragraph-rsid="000a8cef" fo:background-color="transparent" style:font-size-asian="12pt" style:font-style-asian="normal" style:font-weight-asian="normal" style:font-name-complex="Times New Roman" style:font-size-complex="12pt" style:font-style-complex="normal" style:font-weight-complex="normal"/>
    </style:style>
    <style:style style:name="P20"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6024f1" officeooo:paragraph-rsid="000a8d35" fo:background-color="transparent" style:font-size-asian="12pt" style:font-style-asian="normal" style:font-weight-asian="normal" style:font-name-complex="Times New Roman" style:font-size-complex="12pt" style:font-style-complex="normal" style:font-weight-complex="normal"/>
    </style:style>
    <style:style style:name="P21"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6024f1" officeooo:paragraph-rsid="000be855" fo:background-color="transparent"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style:text-underline-style="solid" style:text-underline-width="auto" style:text-underline-color="font-color" fo:font-weight="normal" officeooo:rsid="00036d9b" officeooo:paragraph-rsid="00036d9b" fo:background-color="transparent" style:font-size-asian="12pt" style:font-style-asian="normal" style:font-weight-asian="normal" style:font-name-complex="Times New Roman" style:font-size-complex="12pt" style:font-style-complex="normal" style:font-weight-complex="normal"/>
    </style:style>
    <style:style style:name="P2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5b8280" officeooo:paragraph-rsid="00039f9b" fo:background-color="transparent" style:font-size-asian="12pt" style:font-name-complex="Times New Roman" style:font-size-complex="12pt"/>
    </style:style>
    <style:style style:name="P2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0fe43d" officeooo:paragraph-rsid="000be855" fo:background-color="transparent" style:font-size-asian="12pt" style:font-name-complex="Times New Roman" style:font-size-complex="12pt"/>
    </style:style>
    <style:style style:name="P25" style:family="paragraph" style:parent-style-name="Standard">
      <style:paragraph-properties fo:margin-left="0in" fo:margin-right="0in" fo:margin-top="0in" fo:margin-bottom="0.0201in" loext:contextual-spacing="false" fo:line-height="100%" fo:text-indent="0in" style:auto-text-indent="false" fo:break-before="page"/>
      <style:text-properties style:use-window-font-color="true" style:font-name="Times New Roman" fo:font-size="12pt" fo:language="en" fo:country="GB" fo:font-style="normal" fo:font-weight="normal" officeooo:rsid="01038f15" officeooo:paragraph-rsid="00090bd7" fo:background-color="transparent" style:font-size-asian="12pt" style:font-style-asian="normal" style:font-weight-asian="normal" style:font-name-complex="Times New Roman" style:font-size-complex="12pt" style:font-style-complex="normal" style:font-weight-complex="normal"/>
    </style:style>
    <style:style style:name="P26" style:family="paragraph" style:parent-style-name="Standard">
      <style:text-properties style:use-window-font-color="true" style:font-name="Times New Roman" fo:language="en" fo:country="GB" fo:font-weight="normal" officeooo:rsid="023104be" officeooo:paragraph-rsid="000f5876" style:font-weight-asian="normal" style:font-name-complex="Times New Roman" style:font-weight-complex="normal"/>
    </style:style>
    <style:style style:name="P27"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6024f1" officeooo:paragraph-rsid="000e729b" fo:background-color="transparent"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23104be" officeooo:paragraph-rsid="000f5876" fo:background-color="transparent" style:font-size-asian="12pt" style:font-style-asian="normal" style:font-weight-asian="normal" style:font-name-complex="Times New Roman" style:font-size-complex="12pt" style:font-style-complex="normal" style:font-weight-complex="normal"/>
    </style:style>
    <style:style style:name="T1" style:family="text">
      <style:text-properties style:use-window-font-color="true" style:font-name="Times New Roman" fo:language="en" fo:country="GB" fo:font-weight="normal" style:font-weight-asian="normal" style:font-name-complex="Times New Roman" style:font-weight-complex="normal"/>
    </style:style>
    <style:style style:name="T2" style:family="text">
      <style:text-properties style:use-window-font-color="true" style:font-name="Times New Roman" fo:language="en" fo:country="GB" fo:font-weight="normal" officeooo:rsid="01301b73" style:font-weight-asian="normal" style:font-name-complex="Times New Roman" style:font-weight-complex="normal"/>
    </style:style>
    <style:style style:name="T3" style:family="text">
      <style:text-properties style:use-window-font-color="true" style:font-name="Times New Roman" fo:language="en" fo:country="GB" fo:font-weight="normal" officeooo:rsid="013196c6" style:font-weight-asian="normal" style:font-name-complex="Times New Roman" style:font-weight-complex="normal"/>
    </style:style>
    <style:style style:name="T4" style:family="text">
      <style:text-properties style:use-window-font-color="true" style:font-name="Times New Roman" fo:language="en" fo:country="GB" fo:font-weight="normal" officeooo:rsid="01330fbd" style:font-weight-asian="normal" style:font-name-complex="Times New Roman" style:font-weight-complex="normal"/>
    </style:style>
    <style:style style:name="T5" style:family="text">
      <style:text-properties style:use-window-font-color="true" style:font-name="Times New Roman" fo:language="en" fo:country="GB" fo:font-weight="normal" officeooo:rsid="0133a8be" style:font-weight-asian="normal" style:font-name-complex="Times New Roman" style:font-weight-complex="normal"/>
    </style:style>
    <style:style style:name="T6" style:family="text">
      <style:text-properties style:use-window-font-color="true" style:font-name="Times New Roman" fo:language="en" fo:country="GB" fo:font-style="italic" fo:font-weight="normal" style:font-weight-asian="normal" style:font-name-complex="Times New Roman" style:font-weight-complex="normal"/>
    </style:style>
    <style:style style:name="T7" style:family="text">
      <style:text-properties style:use-window-font-color="true" style:font-name="Times New Roman" fo:language="en" fo:country="GB" fo:font-style="italic" fo:font-weight="normal" officeooo:rsid="0133a8be" style:font-weight-asian="normal" style:font-name-complex="Times New Roman" style:font-weight-complex="normal"/>
    </style:style>
    <style:style style:name="T8" style:family="text">
      <style:text-properties style:use-window-font-color="true" style:font-name="Times New Roman" fo:language="en" fo:country="GB" fo:font-weight="bold" officeooo:rsid="013196c6" style:font-weight-asian="bold" style:font-name-complex="Times New Roman" style:font-weight-complex="bold"/>
    </style:style>
    <style:style style:name="T9" style:family="text">
      <style:text-properties officeooo:rsid="013e7b63"/>
    </style:style>
    <style:style style:name="T10" style:family="text">
      <style:text-properties officeooo:rsid="010c052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officeooo:rsid="00039f9b" style:font-weight-asian="bold" style:font-weight-complex="bold"/>
    </style:style>
    <style:style style:name="T13" style:family="text">
      <style:text-properties style:text-underline-style="solid" style:text-underline-width="auto" style:text-underline-color="font-color" fo:font-weight="bold" officeooo:rsid="01097081" style:font-weight-asian="bold" style:font-weight-complex="bold"/>
    </style:style>
    <style:style style:name="T14" style:family="text">
      <style:text-properties officeooo:rsid="015b8280"/>
    </style:style>
    <style:style style:name="T15" style:family="text">
      <style:text-properties officeooo:rsid="00039f9b"/>
    </style:style>
    <style:style style:name="T16" style:family="text">
      <style:text-properties officeooo:rsid="013dde97"/>
    </style:style>
    <style:style style:name="T17" style:family="text">
      <style:text-properties officeooo:rsid="011fb7b1" fo:background-color="#ffffff" loext:char-shading-value="0"/>
    </style:style>
    <style:style style:name="T18" style:family="text">
      <style:text-properties officeooo:rsid="013ad577" fo:background-color="#ffffff" loext:char-shading-value="0"/>
    </style:style>
    <style:style style:name="T19" style:family="text">
      <style:text-properties officeooo:rsid="01097081" fo:background-color="#ffffff" loext:char-shading-value="0"/>
    </style:style>
    <style:style style:name="T20" style:family="text">
      <style:text-properties fo:font-variant="normal" fo:text-transform="none" style:text-position="0% 100%" style:text-underline-style="none"/>
    </style:style>
    <style:style style:name="T21" style:family="text">
      <style:text-properties fo:font-variant="normal" fo:text-transform="none" style:text-position="0% 100%" style:text-underline-style="none" officeooo:rsid="013ad577" fo:background-color="#ffffff" loext:char-shading-value="0"/>
    </style:style>
    <style:style style:name="T22" style:family="text">
      <style:text-properties fo:font-variant="normal" fo:text-transform="none" style:text-position="0% 100%" style:text-underline-style="none" officeooo:rsid="018a2bb1" fo:background-color="#ffffff" loext:char-shading-value="0"/>
    </style:style>
    <style:style style:name="T23" style:family="text">
      <style:text-properties fo:font-variant="normal" fo:text-transform="none" style:text-position="0% 100%" style:text-underline-style="none" officeooo:rsid="013e7b63"/>
    </style:style>
    <style:style style:name="T24" style:family="text">
      <style:text-properties officeooo:rsid="01097081"/>
    </style:style>
    <style:style style:name="T25" style:family="text">
      <style:text-properties fo:font-weight="bold" officeooo:rsid="010e9cd6" style:font-weight-asian="bold" style:font-weight-complex="bold"/>
    </style:style>
    <style:style style:name="T26" style:family="text">
      <style:text-properties fo:font-weight="bold" officeooo:rsid="0157eac2" style:font-weight-asian="bold" style:font-weight-complex="bold"/>
    </style:style>
    <style:style style:name="T27" style:family="text">
      <style:text-properties fo:font-weight="bold" officeooo:rsid="013e7b63" style:font-weight-asian="bold" style:font-weight-complex="bold"/>
    </style:style>
    <style:style style:name="T28" style:family="text">
      <style:text-properties fo:font-weight="bold" officeooo:rsid="014aa9c8" style:font-weight-asian="bold" style:font-weight-complex="bold"/>
    </style:style>
    <style:style style:name="T29" style:family="text">
      <style:text-properties fo:font-weight="bold" officeooo:rsid="0122b112" style:font-weight-asian="bold" style:font-weight-complex="bold"/>
    </style:style>
    <style:style style:name="T30" style:family="text">
      <style:text-properties officeooo:rsid="01b22fc7" fo:background-color="#ff0000" loext:char-shading-value="0"/>
    </style:style>
    <style:style style:name="T31" style:family="text">
      <style:text-properties officeooo:rsid="01b22fc7"/>
    </style:style>
    <style:style style:name="T32" style:family="text">
      <style:text-properties fo:background-color="#ff4000" loext:char-shading-value="0"/>
    </style:style>
    <style:style style:name="T33" style:family="text">
      <style:text-properties fo:font-size="12pt" officeooo:rsid="01038f15" fo:background-color="transparent" loext:char-shading-value="0" style:font-size-asian="12pt" style:font-size-complex="12pt"/>
    </style:style>
    <style:style style:name="T34" style:family="text">
      <style:text-properties fo:font-size="12pt" officeooo:rsid="01b04ab7" fo:background-color="transparent" loext:char-shading-value="0" style:font-size-asian="12pt" style:font-size-complex="12pt"/>
    </style:style>
    <style:style style:name="T35" style:family="text">
      <style:text-properties officeooo:rsid="01b389b3"/>
    </style:style>
    <style:style style:name="T36" style:family="text">
      <style:text-properties officeooo:rsid="016ab60f"/>
    </style:style>
    <style:style style:name="T37" style:family="text">
      <style:text-properties officeooo:rsid="010e9cd6"/>
    </style:style>
    <style:style style:name="T38" style:family="text">
      <style:text-properties officeooo:rsid="01463aa3"/>
    </style:style>
    <style:style style:name="T39" style:family="text">
      <style:text-properties officeooo:rsid="0157eac2"/>
    </style:style>
    <style:style style:name="T40" style:family="text">
      <style:text-properties officeooo:rsid="019b2019"/>
    </style:style>
    <style:style style:name="T41" style:family="text">
      <style:text-properties officeooo:rsid="014cc87e"/>
    </style:style>
    <style:style style:name="T42" style:family="text">
      <style:text-properties officeooo:rsid="0122b112"/>
    </style:style>
    <style:style style:name="T43" style:family="text">
      <style:text-properties fo:font-style="normal" officeooo:rsid="0231633a" style:font-style-asian="normal" style:font-style-complex="normal"/>
    </style:style>
    <style:style style:name="T44" style:family="text">
      <style:text-properties officeooo:rsid="023163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ZOTERO_ITEM CSL_CITATION {&quot;citationID&quot;:&quot;5UddZnn9&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PYQGaudpmP"/>(Mottl et al., 2020)<text:reference-mark-end text:name="ZOTERO_ITEM CSL_CITATION {&quot;citationID&quot;:&quot;5UddZnn9&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PYQGaudpmP"/><text:span text:style-name="T1"> </text:span><text:span text:style-name="T2">stated that: </text:span><text:span text:style-name="T3">there was no negative pairwise correlations between guild abundances per plot – </text:span><text:span text:style-name="T8">weak signals of inter-guild competition and top down regulation of herbivores by predators</text:span><text:span text:style-name="T3">. Inter-guild interaction strengths. </text:span><text:span text:style-name="T8">Evidence for the bottom-up limitation of arthropod abundances through resources and less by competition and predators</text:span><text:span text:style-name="T3">.</text:span></text:p>
      <text:p text:style-name="P1"><text:span text:style-name="T3">T</text:span><text:span text:style-name="T1">heir hypothesis 1 and 4 (Resources and abiotic) predict that the covariance between herb x herb, pred x pred, and herb x pred is predicted to be positive. </text:span></text:p>
      <text:p text:style-name="P2"><text:span text:style-name="T4">“</text:span><text:span text:style-name="T1">This could be explained via the </text:span><text:span text:style-name="T6">Green World Theory</text:span><text:span text:style-name="T1">, which posits that herbivorous arthropods should be under such intense pressure from natural enemies that strong competition among them is scarce “. </text:span><text:span text:style-name="T5">It seems that herbivores, in secondary forests might be more limited by their ability to eat and assimilate plant tissue more than their enemies. This explains why the phylogenetic signal is important in case of exudates.</text:span></text:p>
      <text:p text:style-name="P2"><text:span text:style-name="T5">“The relative importance of biotic as opposed to abiotic factors tends to increase towards tropical latitudes (Schemske </text:span><text:span text:style-name="T7">et al</text:span><text:span text:style-name="T5">., </text:span><text:bookmark text:name="#ele13579-bib-0065R"/><text:a xlink:type="simple" xlink:href="https://onlinelibrary.wiley.com/doi/full/10.1111/ele.13579#ele13579-bib-0065" text:style-name="Internet_20_link" text:visited-style-name="Visited_20_Internet_20_Link">2009</text:a><text:span text:style-name="T5">). Predation by arthropods increases along both altitudinal and latitudinal gradients (Novotny </text:span><text:span text:style-name="T7">et al</text:span><text:span text:style-name="T5">., </text:span><text:bookmark text:name="#ele13579-bib-0046R"/><text:a xlink:type="simple" xlink:href="https://onlinelibrary.wiley.com/doi/full/10.1111/ele.13579#ele13579-bib-0046" text:style-name="Internet_20_link" text:visited-style-name="Visited_20_Internet_20_Link">2006</text:a><text:span text:style-name="T5">; Sam </text:span><text:span text:style-name="T7">et al</text:span><text:span text:style-name="T5">., </text:span><text:bookmark text:name="#ele13579-bib-0062R1"/><text:a xlink:type="simple" xlink:href="https://onlinelibrary.wiley.com/doi/full/10.1111/ele.13579#ele13579-bib-0062" text:style-name="Internet_20_link" text:visited-style-name="Visited_20_Internet_20_Link">2015a</text:a><text:span text:style-name="T5">; Roslin </text:span><text:span text:style-name="T7">et al</text:span><text:span text:style-name="T5">., </text:span><text:bookmark text:name="#ele13579-bib-0058R1"/><text:a xlink:type="simple" xlink:href="https://onlinelibrary.wiley.com/doi/full/10.1111/ele.13579#ele13579-bib-0058" text:style-name="Internet_20_link" text:visited-style-name="Visited_20_Internet_20_Link">2017</text:a><text:span text:style-name="T5">; Libra </text:span><text:span text:style-name="T7">et al</text:span><text:span text:style-name="T5">., </text:span><text:bookmark text:name="#ele13579-bib-0036R"/><text:a xlink:type="simple" xlink:href="https://onlinelibrary.wiley.com/doi/full/10.1111/ele.13579#ele13579-bib-0036" text:style-name="Internet_20_link" text:visited-style-name="Visited_20_Internet_20_Link">2019</text:a><text:span text:style-name="T5">), whereas predation by birds remains constant along latitude and from low to mid altitudes in the tropics, and decreases towards high altitudes (Sam </text:span><text:span text:style-name="T7">et al</text:span><text:span text:style-name="T5">., </text:span><text:bookmark text:name="#ele13579-bib-0062R"/><text:a xlink:type="simple" xlink:href="https://onlinelibrary.wiley.com/doi/full/10.1111/ele.13579#ele13579-bib-0062" text:style-name="Internet_20_link" text:visited-style-name="Visited_20_Internet_20_Link">2015a</text:a><text:span text:style-name="T5">; Roslin </text:span><text:span text:style-name="T7">et al</text:span><text:span text:style-name="T5">., </text:span><text:bookmark text:name="#ele13579-bib-0058R"/><text:a xlink:type="simple" xlink:href="https://onlinelibrary.wiley.com/doi/full/10.1111/ele.13579#ele13579-bib-0058" text:style-name="Internet_20_link" text:visited-style-name="Visited_20_Internet_20_Link">2017</text:a><text:span text:style-name="T5">). The response to harsh environmental conditions presumably leads to a universal decline in abundance and species diversity of arthropod guilds at high elevations close to the forest timberline. “</text:span></text:p>
      <text:p text:style-name="P2"><text:span text:style-name="T1">“First, it is possible that tree species at lower latitudes were under selective pressure to evolve more effective chemical defences (Rasmann and Agrawal, </text:span><text:bookmark text:name="#ele13579-bib-0055R"/><text:a xlink:type="simple" xlink:href="https://onlinelibrary.wiley.com/doi/full/10.1111/ele.13579#ele13579-bib-0055" text:style-name="Internet_20_link" text:visited-style-name="Visited_20_Internet_20_Link">2011</text:a><text:span text:style-name="T1">; Segar </text:span><text:span text:style-name="T6">et al</text:span><text:span text:style-name="T1">., </text:span><text:bookmark text:name="#ele13579-bib-0066R"/><text:a xlink:type="simple" xlink:href="https://onlinelibrary.wiley.com/doi/full/10.1111/ele.13579#ele13579-bib-0066" text:style-name="Internet_20_link" text:visited-style-name="Visited_20_Internet_20_Link">2017</text:a><text:span text:style-name="T1">; Volf </text:span><text:span text:style-name="T6">et al</text:span><text:span text:style-name="T1">., </text:span><text:bookmark text:name="#ele13579-bib-0074R"/><text:a xlink:type="simple" xlink:href="https://onlinelibrary.wiley.com/doi/full/10.1111/ele.13579#ele13579-bib-0074" text:style-name="Internet_20_link" text:visited-style-name="Visited_20_Internet_20_Link">2018</text:a><text:span text:style-name="T1">) because they generally experience more intense biotic interactions than do species at higher latitudes (but see Moles </text:span><text:span text:style-name="T6">et al</text:span><text:span text:style-name="T1">., </text:span><text:bookmark text:name="#ele13579-bib-0042R"/><text:a xlink:type="simple" xlink:href="https://onlinelibrary.wiley.com/doi/full/10.1111/ele.13579#ele13579-bib-0042" text:style-name="Internet_20_link" text:visited-style-name="Visited_20_Internet_20_Link">2011</text:a><text:span text:style-name="T1">; Moles &amp; Ollerton 2016).”</text:span></text:p>
      <text:p text:style-name="P3"/>
      <text:p text:style-name="P4">Confirming opportunistic feeding of many herbivores.</text:p>
      <text:p text:style-name="P4"/>
      <text:p text:style-name="P8">Jia2018</text:p>
      <text:p text:style-name="P5">- herbivores had larger, but non-significant impact on plant biomass and abundance</text:p>
      <text:p text:style-name="P5">- herbivores generally impose widespread to-down regulation of plant communities.</text:p>
      <text:p text:style-name="P5"/>
      <text:p text:style-name="P9"><text:span text:style-name="T32">Notes</text:span>:</text:p>
      <text:p text:style-name="P6"/>
      <text:p text:style-name="P7"><text:span text:style-name="T33"><text:s/></text:span><text:span text:style-name="T34">In an unlikely absence</text:span><text:span text:style-name="T33"> </text:span><text:span text:style-name="T34">of top-down control by predators, interactions within </text:span><text:span text:style-name="T33">herbivore community </text:span><text:span text:style-name="T34">would increase in</text:span><text:span text:style-name="T33"> importan</text:span><text:span text:style-name="T34">ce.</text:span></text:p>
      <text:p text:style-name="P10"/>
      <text:p text:style-name="P12"><text:span text:style-name="T9">In both primary and secondary tropical forests plant-herbivore interaction networks are highly specialized and vary greatly in space </text:span><text:reference-mark-start text:name="ZOTERO_ITEM CSL_CITATION {&quot;citationID&quot;:&quot;Xix7TdUy&quot;,&quot;properties&quot;:{&quot;formattedCitation&quot;:&quot;(Redmond et al., 2019)&quot;,&quot;plainCitation&quot;:&quot;(Redmond et al., 2019)&quot;,&quot;noteIndex&quot;:0},&quot;citationItems&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ljiQsdfkWl"/><text:span text:style-name="T9">(Redmond et al., 2019)</text:span><text:reference-mark-end text:name="ZOTERO_ITEM CSL_CITATION {&quot;citationID&quot;:&quot;Xix7TdUy&quot;,&quot;properties&quot;:{&quot;formattedCitation&quot;:&quot;(Redmond et al., 2019)&quot;,&quot;plainCitation&quot;:&quot;(Redmond et al., 2019)&quot;,&quot;noteIndex&quot;:0},&quot;citationItems&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ljiQsdfkWl"/><text:span text:style-name="T9">, which suggests that interaction networks are structured by general rules of community assembly, and less by classic successional processes, which result in increase in complexity. Despite that their structural properties are preserved throughout space […] and time (Villa-Galaviz, Boege, &amp; del-Val, 2012). But see (Martins, Medina, Lewinsohn, &amp; Almeida‐Neto, 2020). </text:span></text:p>
      <text:p text:style-name="P12"/>
      <text:p text:style-name="P22">Herbivore community shaped by plants:</text:p>
      <text:p text:style-name="P12"><text:reference-mark-start text:name="ZOTERO_ITEM CSL_CITATION {&quot;citationID&quot;:&quot;Xftkeg1r&quot;,&quot;properties&quot;:{&quot;formattedCitation&quot;:&quot;(Vojtech Novotny et al., 2010)&quot;,&quot;plainCitation&quot;:&quot;(Vojtech Novotny et al., 2010)&quot;,&quot;noteIndex&quot;:0},&quot;citationItems&quot;:[{&quot;id&quot;:2810,&quot;uris&quot;:[&quot;http://zotero.org/users/1954708/items/YECDWLHE&quot;],&quot;uri&quot;:[&quot;http://zotero.org/users/1954708/items/YECDWLHE&quot;],&quot;itemData&quot;:{&quot;id&quot;:2810,&quot;type&quot;:&quot;article-journal&quot;,&quot;abstract&quot;:&quot;1. The extent to which plant–herbivore feeding interactions are specialized is key to understand the processes maintaining the diversity of both tropical forest plants and their insect herbivores. However, studies documenting the full complexity of tropical plant–herbivore food webs are lacking. 2. We describe a complex, species-rich plant–herbivore food web for lowland rain forest in Papua New Guinea, resolving 6818 feeding links between 224 plant species and 1490 herbivore species drawn from 11 distinct feeding guilds. By standardizing sampling intensity and the phylogenetic diversity of focal plants, we are able to make the first rigorous and unbiased comparisons of specificity patterns across feeding guilds. 3. Specificity was highly variable among guilds, spanning almost the full range of theoretically possible values from extreme trophic generalization to monophagy. 4. We identify guilds of herbivores that are most likely to influence the composition of tropical forest vegetation through density-dependent herbivory or apparent competition. 5. We calculate that 251 herbivore species (48 of them unique) are associated with each rain forest tree species in our study site so that the ∼200 tree species coexisting in the lowland rain forest community are involved in ∼50 000 trophic interactions with ∼9600 herbivore species of insects. This is the first estimate of total herbivore and interaction number in a rain forest plant–herbivore food web. 6. A comprehensive classification of insect herbivores into 24 guilds is proposed, providing a framework for comparative analyses across ecosystems and geographical regions.&quot;,&quot;container-title&quot;:&quot;Journal of Animal Ecology&quot;,&quot;DOI&quot;:&quot;https://doi.org/10.1111/j.1365-2656.2010.01728.x&quot;,&quot;ISSN&quot;:&quot;1365-2656&quot;,&quot;issue&quot;:&quot;6&quot;,&quot;language&quot;:&quot;en&quot;,&quot;note&quot;:&quot;_eprint: https://besjournals.onlinelibrary.wiley.com/doi/pdf/10.1111/j.1365-2656.2010.01728.x&quot;,&quot;page&quot;:&quot;1193-1203&quot;,&quot;source&quot;:&quot;Wiley Online Library&quot;,&quot;title&quot;:&quot;Guild-specific patterns of species richness and host specialization in plant–herbivore food webs from a tropical forest&quot;,&quot;volume&quot;:&quot;79&quot;,&quot;author&quot;:[{&quot;family&quot;:&quot;Novotny&quot;,&quot;given&quot;:&quot;Vojtech&quot;},{&quot;family&quot;:&quot;Miller&quot;,&quot;given&quot;:&quot;Scott E.&quot;},{&quot;family&quot;:&quot;Baje&quot;,&quot;given&quot;:&quot;Leontine&quot;},{&quot;family&quot;:&quot;Balagawi&quot;,&quot;given&quot;:&quot;Solomon&quot;},{&quot;family&quot;:&quot;Basset&quot;,&quot;given&quot;:&quot;Yves&quot;},{&quot;family&quot;:&quot;Cizek&quot;,&quot;given&quot;:&quot;Lukas&quot;},{&quot;family&quot;:&quot;Craft&quot;,&quot;given&quot;:&quot;Kathleen J.&quot;},{&quot;family&quot;:&quot;Dem&quot;,&quot;given&quot;:&quot;Francesca&quot;},{&quot;family&quot;:&quot;Drew&quot;,&quot;given&quot;:&quot;Richard A. I.&quot;},{&quot;family&quot;:&quot;Hulcr&quot;,&quot;given&quot;:&quot;Jiri&quot;},{&quot;family&quot;:&quot;Leps&quot;,&quot;given&quot;:&quot;Jan&quot;},{&quot;family&quot;:&quot;Lewis&quot;,&quot;given&quot;:&quot;Owen T.&quot;},{&quot;family&quot;:&quot;Pokon&quot;,&quot;given&quot;:&quot;Rapo&quot;},{&quot;family&quot;:&quot;Stewart&quot;,&quot;given&quot;:&quot;Alan J. A.&quot;},{&quot;family&quot;:&quot;Samuelson&quot;,&quot;given&quot;:&quot;G. Allan&quot;},{&quot;family&quot;:&quot;Weiblen&quot;,&quot;given&quot;:&quot;George D.&quot;}],&quot;issued&quot;:{&quot;date-parts&quot;:[[&quot;2010&quot;]]}}}],&quot;schema&quot;:&quot;https://github.com/citation-style-language/schema/raw/master/csl-citation.json&quot;} RNDSCWV2AQB7G"/><text:span text:style-name="T10">(Vojtech Novotny et al., 2010)</text:span><text:reference-mark-end text:name="ZOTERO_ITEM CSL_CITATION {&quot;citationID&quot;:&quot;Xftkeg1r&quot;,&quot;properties&quot;:{&quot;formattedCitation&quot;:&quot;(Vojtech Novotny et al., 2010)&quot;,&quot;plainCitation&quot;:&quot;(Vojtech Novotny et al., 2010)&quot;,&quot;noteIndex&quot;:0},&quot;citationItems&quot;:[{&quot;id&quot;:2810,&quot;uris&quot;:[&quot;http://zotero.org/users/1954708/items/YECDWLHE&quot;],&quot;uri&quot;:[&quot;http://zotero.org/users/1954708/items/YECDWLHE&quot;],&quot;itemData&quot;:{&quot;id&quot;:2810,&quot;type&quot;:&quot;article-journal&quot;,&quot;abstract&quot;:&quot;1. The extent to which plant–herbivore feeding interactions are specialized is key to understand the processes maintaining the diversity of both tropical forest plants and their insect herbivores. However, studies documenting the full complexity of tropical plant–herbivore food webs are lacking. 2. We describe a complex, species-rich plant–herbivore food web for lowland rain forest in Papua New Guinea, resolving 6818 feeding links between 224 plant species and 1490 herbivore species drawn from 11 distinct feeding guilds. By standardizing sampling intensity and the phylogenetic diversity of focal plants, we are able to make the first rigorous and unbiased comparisons of specificity patterns across feeding guilds. 3. Specificity was highly variable among guilds, spanning almost the full range of theoretically possible values from extreme trophic generalization to monophagy. 4. We identify guilds of herbivores that are most likely to influence the composition of tropical forest vegetation through density-dependent herbivory or apparent competition. 5. We calculate that 251 herbivore species (48 of them unique) are associated with each rain forest tree species in our study site so that the ∼200 tree species coexisting in the lowland rain forest community are involved in ∼50 000 trophic interactions with ∼9600 herbivore species of insects. This is the first estimate of total herbivore and interaction number in a rain forest plant–herbivore food web. 6. A comprehensive classification of insect herbivores into 24 guilds is proposed, providing a framework for comparative analyses across ecosystems and geographical regions.&quot;,&quot;container-title&quot;:&quot;Journal of Animal Ecology&quot;,&quot;DOI&quot;:&quot;https://doi.org/10.1111/j.1365-2656.2010.01728.x&quot;,&quot;ISSN&quot;:&quot;1365-2656&quot;,&quot;issue&quot;:&quot;6&quot;,&quot;language&quot;:&quot;en&quot;,&quot;note&quot;:&quot;_eprint: https://besjournals.onlinelibrary.wiley.com/doi/pdf/10.1111/j.1365-2656.2010.01728.x&quot;,&quot;page&quot;:&quot;1193-1203&quot;,&quot;source&quot;:&quot;Wiley Online Library&quot;,&quot;title&quot;:&quot;Guild-specific patterns of species richness and host specialization in plant–herbivore food webs from a tropical forest&quot;,&quot;volume&quot;:&quot;79&quot;,&quot;author&quot;:[{&quot;family&quot;:&quot;Novotny&quot;,&quot;given&quot;:&quot;Vojtech&quot;},{&quot;family&quot;:&quot;Miller&quot;,&quot;given&quot;:&quot;Scott E.&quot;},{&quot;family&quot;:&quot;Baje&quot;,&quot;given&quot;:&quot;Leontine&quot;},{&quot;family&quot;:&quot;Balagawi&quot;,&quot;given&quot;:&quot;Solomon&quot;},{&quot;family&quot;:&quot;Basset&quot;,&quot;given&quot;:&quot;Yves&quot;},{&quot;family&quot;:&quot;Cizek&quot;,&quot;given&quot;:&quot;Lukas&quot;},{&quot;family&quot;:&quot;Craft&quot;,&quot;given&quot;:&quot;Kathleen J.&quot;},{&quot;family&quot;:&quot;Dem&quot;,&quot;given&quot;:&quot;Francesca&quot;},{&quot;family&quot;:&quot;Drew&quot;,&quot;given&quot;:&quot;Richard A. I.&quot;},{&quot;family&quot;:&quot;Hulcr&quot;,&quot;given&quot;:&quot;Jiri&quot;},{&quot;family&quot;:&quot;Leps&quot;,&quot;given&quot;:&quot;Jan&quot;},{&quot;family&quot;:&quot;Lewis&quot;,&quot;given&quot;:&quot;Owen T.&quot;},{&quot;family&quot;:&quot;Pokon&quot;,&quot;given&quot;:&quot;Rapo&quot;},{&quot;family&quot;:&quot;Stewart&quot;,&quot;given&quot;:&quot;Alan J. A.&quot;},{&quot;family&quot;:&quot;Samuelson&quot;,&quot;given&quot;:&quot;G. Allan&quot;},{&quot;family&quot;:&quot;Weiblen&quot;,&quot;given&quot;:&quot;George D.&quot;}],&quot;issued&quot;:{&quot;date-parts&quot;:[[&quot;2010&quot;]]}}}],&quot;schema&quot;:&quot;https://github.com/citation-style-language/schema/raw/master/csl-citation.json&quot;} RNDSCWV2AQB7G"/><text:span text:style-name="T10">We found that the phylogenetic relationships of host plants was a weak predictor of similarity of associated herbivore assemblages, as was also documented for leaf chewers by </text:span><text:bookmark text:name="#b50R"/><text:a xlink:type="simple" xlink:href="https://besjournals.onlinelibrary.wiley.com/doi/full/10.1111/j.1365-2656.2010.01728.x#b50" text:style-name="Internet_20_link" text:visited-style-name="Visited_20_Internet_20_Link"><text:span text:style-name="T10">Ødegaard, Diserud &amp; Ostbye (2005)</text:span></text:a><text:span text:style-name="T10">. This is probably because secondary chemistry and anti‐herbivore defence syndromes tend to be poorly correlated with plant phylogeny (</text:span><text:bookmark text:name="#b7R"/><text:a xlink:type="simple" xlink:href="https://besjournals.onlinelibrary.wiley.com/doi/full/10.1111/j.1365-2656.2010.01728.x#b7" text:style-name="Internet_20_link" text:visited-style-name="Visited_20_Internet_20_Link"><text:span text:style-name="T10">Becerra 1997</text:span></text:a><text:span text:style-name="T10">; </text:span><text:bookmark text:name="#b1R"/><text:a xlink:type="simple" xlink:href="https://besjournals.onlinelibrary.wiley.com/doi/full/10.1111/j.1365-2656.2010.01728.x#b1" text:style-name="Internet_20_link" text:visited-style-name="Visited_20_Internet_20_Link"><text:span text:style-name="T10">Agrawal &amp; Fishbein 2006</text:span></text:a><text:span text:style-name="T10">). </text:span></text:p>
      <text:p text:style-name="P12"/>
      <text:p text:style-name="P13"><text:soft-page-break/><text:span text:style-name="T11">Are specialists more affected than generalists?</text:span> Inraguild predation and responses of herbivores may depend on their plant specificity (Bosc, Roets, Hui, &amp; Pauw, 2018). Recently proposed synthesis, tri-trophhic interaction hypothesis adds to the above mechanism by predicting some interactive effects (Mooney et al., 2010).</text:p>
      <text:p text:style-name="P23"/>
      <text:p text:style-name="P23"><text:span text:style-name="T12">Top-down control of plants <text:s/>by herbivores</text:span><text:span text:style-name="T15">: </text:span>“how herbivores affect dominance hierarchies between plant species is scarce, more preferred species in the feeding experiments were those that increased in cover after herbivore exclusion in the field, whereas less preferred ones decreased” (Kempel et al., 2015).</text:p>
      <text:p text:style-name="P13"><text:span text:style-name="T14">L</text:span>ittle is known how generalists affect plant community composition and herbivore community itself.</text:p>
      <text:p text:style-name="P13"/>
      <text:p text:style-name="P14"><text:span text:style-name="T16">Hig</text:span><text:span text:style-name="T17">h level of herbivore specialization, based on the realized diet of caterpillars in secondary forest and pointed out to a low structural change in food web structure throughout succession and that successional optimum was not a </text:span><text:span text:style-name="T18">good</text:span><text:span text:style-name="T17"> predictor of herbivore community composition, dominance structure of herbivores change in later stages of succession </text:span><text:reference-mark-start text:name="ZOTERO_ITEM CSL_CITATION {&quot;citationID&quot;:&quot;cKTq5Q9u&quot;,&quot;properties&quot;:{&quot;formattedCitation&quot;:&quot;(Lep\\uc0\\u353{} et al., 2001; Redmond et al., 2019)&quot;,&quot;plainCitation&quot;:&quot;(Lepš et al., 2001; Redmond et al., 2019)&quot;,&quot;noteIndex&quot;:0},&quot;citationItems&quot;:[{&quot;id&quot;:2767,&quot;uris&quot;:[&quot;http://zotero.org/users/1954708/items/5XKJWRZC&quot;],&quot;uri&quot;:[&quot;http://zotero.org/users/1954708/items/5XKJWRZC&quot;],&quot;itemData&quot;:{&quot;id&quot;:2767,&quot;type&quot;:&quot;article-journal&quot;,&quot;abstract&quot;:&quot;1 The spatial distribution of 30 woody species (15 species each of Euphorbiaceae and Moraceae) and their associated leaf-chewing communities (Orthoptera, Phasmatodea, Coleoptera and Lepidoptera) were studied in coastal, riverine and rain forest habitats. A successional series, from abandoned gardens to primary forest, was examined. Host plant records for more than 27 000 insects, all verified by feeding experiments, and spatial distribution of almost 9000 plant specimens were evaluated. 2 Phylogenetic (taxonomic) relatedness of host plants explained 56% of the variability in the composition of their herbivore communities, while the ecological (distribution) similarity of plants explained only 4%. 3 The successional optimum of plant species was not an important determinant of the composition of their herbivore communities. 4 Neither plant successional optimum nor plant palatability to a generalist herbivore were correlated with the number of species, abundance or host specificity of its herbivores, nor was there a correlation between a plant’s palatability to a generalist herbivore and its successional optimum. 5 Herbivore communities became dominated increasingly by a few abundant species in later stages of succession. 6 On average, Ficus species had lower palatability and supported more species of herbivores than species of Euphorbiaceae. The abundance of herbivores and their dominance index were not significantly different between the two plant families. 7 These results contradict several previous studies of successional trends in temperate regions. Many tropical successions, however, start with pioneer trees, rather than with annual herbs, and may present a permanent and predictable habitat for insects even at the earliest stages, with no advantage for polyphagous species. Numerous pioneer trees in the tropics possess anti-herbivore defences, resulting in their low palatability to generalists, increased host specificity of herbivores, and often idiosyncratic composition of herbivore communities. Even plant traits such as species richness of their herbivores or palatability may have a phylogenetic component which should not be ignored.&quot;,&quot;container-title&quot;:&quot;Journal of Ecology&quot;,&quot;DOI&quot;:&quot;10.1046/j.1365-2745.2001.00540.x&quot;,&quot;ISSN&quot;:&quot;1365-2745&quot;,&quot;issue&quot;:&quot;2&quot;,&quot;language&quot;:&quot;en&quot;,&quot;note&quot;:&quot;_eprint: https://besjournals.onlinelibrary.wiley.com/doi/pdf/10.1046/j.1365-2745.2001.00540.x&quot;,&quot;page&quot;:&quot;186-199&quot;,&quot;source&quot;:&quot;Wiley Online Library&quot;,&quot;title&quot;:&quot;Habitat and successional status of plants in relation to the communities of their leaf-chewing herbivores in Papua New Guinea&quot;,&quot;volume&quot;:&quot;89&quot;,&quot;author&quot;:[{&quot;family&quot;:&quot;Lepš&quot;,&quot;given&quot;:&quot;Jan&quot;},{&quot;family&quot;:&quot;Novotný&quot;,&quot;given&quot;:&quot;Vojtěch&quot;},{&quot;family&quot;:&quot;Basset&quot;,&quot;given&quot;:&quot;Yves&quot;}],&quot;issued&quot;:{&quot;date-parts&quot;:[[&quot;2001&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wyUlguq6XQ"/><text:span text:style-name="T21">(Lep</text:span><text:span text:style-name="T22">š et al., 2001; Redmond et al., 2019)</text:span><text:reference-mark-end text:name="ZOTERO_ITEM CSL_CITATION {&quot;citationID&quot;:&quot;cKTq5Q9u&quot;,&quot;properties&quot;:{&quot;formattedCitation&quot;:&quot;(Lep\\uc0\\u353{} et al., 2001; Redmond et al., 2019)&quot;,&quot;plainCitation&quot;:&quot;(Lepš et al., 2001; Redmond et al., 2019)&quot;,&quot;noteIndex&quot;:0},&quot;citationItems&quot;:[{&quot;id&quot;:2767,&quot;uris&quot;:[&quot;http://zotero.org/users/1954708/items/5XKJWRZC&quot;],&quot;uri&quot;:[&quot;http://zotero.org/users/1954708/items/5XKJWRZC&quot;],&quot;itemData&quot;:{&quot;id&quot;:2767,&quot;type&quot;:&quot;article-journal&quot;,&quot;abstract&quot;:&quot;1 The spatial distribution of 30 woody species (15 species each of Euphorbiaceae and Moraceae) and their associated leaf-chewing communities (Orthoptera, Phasmatodea, Coleoptera and Lepidoptera) were studied in coastal, riverine and rain forest habitats. A successional series, from abandoned gardens to primary forest, was examined. Host plant records for more than 27 000 insects, all verified by feeding experiments, and spatial distribution of almost 9000 plant specimens were evaluated. 2 Phylogenetic (taxonomic) relatedness of host plants explained 56% of the variability in the composition of their herbivore communities, while the ecological (distribution) similarity of plants explained only 4%. 3 The successional optimum of plant species was not an important determinant of the composition of their herbivore communities. 4 Neither plant successional optimum nor plant palatability to a generalist herbivore were correlated with the number of species, abundance or host specificity of its herbivores, nor was there a correlation between a plant’s palatability to a generalist herbivore and its successional optimum. 5 Herbivore communities became dominated increasingly by a few abundant species in later stages of succession. 6 On average, Ficus species had lower palatability and supported more species of herbivores than species of Euphorbiaceae. The abundance of herbivores and their dominance index were not significantly different between the two plant families. 7 These results contradict several previous studies of successional trends in temperate regions. Many tropical successions, however, start with pioneer trees, rather than with annual herbs, and may present a permanent and predictable habitat for insects even at the earliest stages, with no advantage for polyphagous species. Numerous pioneer trees in the tropics possess anti-herbivore defences, resulting in their low palatability to generalists, increased host specificity of herbivores, and often idiosyncratic composition of herbivore communities. Even plant traits such as species richness of their herbivores or palatability may have a phylogenetic component which should not be ignored.&quot;,&quot;container-title&quot;:&quot;Journal of Ecology&quot;,&quot;DOI&quot;:&quot;10.1046/j.1365-2745.2001.00540.x&quot;,&quot;ISSN&quot;:&quot;1365-2745&quot;,&quot;issue&quot;:&quot;2&quot;,&quot;language&quot;:&quot;en&quot;,&quot;note&quot;:&quot;_eprint: https://besjournals.onlinelibrary.wiley.com/doi/pdf/10.1046/j.1365-2745.2001.00540.x&quot;,&quot;page&quot;:&quot;186-199&quot;,&quot;source&quot;:&quot;Wiley Online Library&quot;,&quot;title&quot;:&quot;Habitat and successional status of plants in relation to the communities of their leaf-chewing herbivores in Papua New Guinea&quot;,&quot;volume&quot;:&quot;89&quot;,&quot;author&quot;:[{&quot;family&quot;:&quot;Lepš&quot;,&quot;given&quot;:&quot;Jan&quot;},{&quot;family&quot;:&quot;Novotný&quot;,&quot;given&quot;:&quot;Vojtěch&quot;},{&quot;family&quot;:&quot;Basset&quot;,&quot;given&quot;:&quot;Yves&quot;}],&quot;issued&quot;:{&quot;date-parts&quot;:[[&quot;2001&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wyUlguq6XQ"/><text:span text:style-name="T19">. The above wo</text:span><text:span text:style-name="T24">rk suggested that general rules of assembly might apply in early successional plant herbivore interaction networks. Simplest model is the mass action sampling of herbivores by plants (see what is proposed in </text:span><text:reference-mark-start text:name="ZOTERO_ITEM CSL_CITATION {&quot;citationID&quot;:&quot;mnkrTuQZ&quot;,&quot;properties&quot;:{&quot;formattedCitation&quot;:&quot;(Vojtech Novotny et al., 2012)&quot;,&quot;plainCitation&quot;:&quot;(Vojtech 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DMDp8MvYCQ"/><text:span text:style-name="T24">(Vojtech Novotny et al., 2012)</text:span><text:reference-mark-end text:name="ZOTERO_ITEM CSL_CITATION {&quot;citationID&quot;:&quot;mnkrTuQZ&quot;,&quot;properties&quot;:{&quot;formattedCitation&quot;:&quot;(Vojtech Novotny et al., 2012)&quot;,&quot;plainCitation&quot;:&quot;(Vojtech 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DMDp8MvYCQ"/><text:span text:style-name="T24">. Despite some preferences of herbivores towards their hosts, </text:span><text:span text:style-name="T13">swithing mechanism</text:span><text:span text:style-name="T24"> could be in place and was never described despite us having a lot of observations pointing out to the fact that being generalist in a lab is not necessary reflected in the field observations. Previous exclusion experiments… However, how top predators affect abundance and correlation between herbivores hasn’t been studied yet (check for Katka’s work) and missing is correlation between intermediate predators like spiders, which were showed to be consumed by birds.</text:span></text:p>
      <text:p text:style-name="P14"/>
      <text:p text:style-name="P15"><text:span text:style-name="T30">[?]</text:span><text:span text:style-name="T31"> It has been sugested </text:span><text:reference-mark-start text:name="ZOTERO_ITEM CSL_CITATION {&quot;citationID&quot;:&quot;3uxTSRBl&quot;,&quot;properties&quot;:{&quot;formattedCitation&quot;:&quot;(Martins, Medina, Lewinsohn, &amp; Almeida\\uc0\\u8208{}Neto, 2020)&quot;,&quot;plainCitation&quot;:&quot;(Martins, Medina, Lewinsohn, &amp; Almeida‐Neto,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050nCCzfna"/><text:span text:style-name="T23">(Martins, Medina, Lewinsohn, &amp; Almeida</text:span><text:span text:style-name="T20">‐Neto, 2020)</text:span><text:reference-mark-end text:name="ZOTERO_ITEM CSL_CITATION {&quot;citationID&quot;:&quot;3uxTSRBl&quot;,&quot;properties&quot;:{&quot;formattedCitation&quot;:&quot;(Martins, Medina, Lewinsohn, &amp; Almeida\\uc0\\u8208{}Neto, 2020)&quot;,&quot;plainCitation&quot;:&quot;(Martins, Medina, Lewinsohn, &amp; Almeida‐Neto,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050nCCzfna"/><text:span text:style-name="T9"> that structural stability of plant-herbivore network may be caused by replacing species with similar functional roles in the network or because interaction probability are given by species’ relative abundances. </text:span></text:p>
      <text:p text:style-name="P15"/>
      <text:p text:style-name="P16"><text:span text:style-name="T35">Low relative abundance of intermediate predators resulted in</text:span> relatively weak effects <text:span text:style-name="T35">of vertebrate predators on</text:span> intermediate predators, herbivores and plants (Fig. 2 and Table S4). In contrast, in communities with a high relative abundance of intermediate predators (high values of ln[IP:H+]) trophic cascades were strong, with strong negative effects of vertebrate insectivores on both intermediate predators and herbivores and strong positive effects on plants” <text:s/><text:reference-mark-start text:name="ZOTERO_ITEM CSL_CITATION {&quot;citationID&quot;:&quot;6ux2Tvso&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U93UDCVcmV"/>(Mooney et al., 2010)<text:reference-mark-end text:name="ZOTERO_ITEM CSL_CITATION {&quot;citationID&quot;:&quot;6ux2Tvso&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U93UDCVcmV"/>.</text:p>
      <text:p text:style-name="P16"/>
      <text:p text:style-name="P17"><text:span text:style-name="T36">Based on characteristics of adjacent trophic levels multiple, nonexclusive hypotheses were put forward in order to predict the changes, or lack of thereof, in plant and herbivore abundances and composition. For example e</text:span><text:span text:style-name="T25">nemy free hypothesis</text:span><text:span text:style-name="T37"> (EFH) focuses on predator avoidance by herbivores and predicts that fear of predation keeps population of herbivores at specific level. </text:span><text:span text:style-name="T25">Physiological efficiency hypothesis</text:span><text:span text:style-name="T37"> assumes that specialists are better adapted to their food than generalists and utilize their hosts better (). </text:span><text:span text:style-name="T25">Slow-growth/high-mortality</text:span><text:span text:style-name="T37"> (SGHM) hypothesis predicts that “herbivore development on a poor quality host plants will be relatively slow extending the duration of juvenile phases that are the most vulnerable to natural enemies”. </text:span></text:p>
      <text:p text:style-name="P17"/>
      <text:p text:style-name="P18"><text:span text:style-name="T38">Ecological factors, especially locally, are also important in determining composition of herbivorous insect communities. Recent meta-analysis confirms that </text:span><text:span text:style-name="T26">negative correlation of richness and niche breadth</text:span><text:span text:style-name="T39"> does not hold strictly for tropical sites </text:span><text:reference-mark-start text:name="ZOTERO_ITEM CSL_CITATION {&quot;citationID&quot;:&quot;9HTwVzBF&quot;,&quot;properties&quot;:{&quot;formattedCitation&quot;:&quot;(Granot &amp; Belmaker, 2020)&quot;,&quot;plainCitation&quot;:&quot;(Granot &amp; Belmaker, 2020)&quot;,&quot;noteIndex&quot;:0},&quot;citationItems&quot;:[{&quot;id&quot;:2819,&quot;uris&quot;:[&quot;http://zotero.org/users/1954708/items/2BAVHQFT&quot;],&quot;uri&quot;:[&quot;http://zotero.org/users/1954708/items/2BAVHQFT&quot;],&quot;itemData&quot;:{&quot;id&quot;:2819,&quot;type&quot;:&quot;article-journal&quot;,&quot;abstract&quot;:&quot;Aim It is often assumed that species in richer sites are more specialized, but empirical studies show conflicting results. In the present study, we quantify the correlation between community-level niche breadth and richness. We contrast three mechanisms for gradients in niche breadth: climate, community assembly and nested interactions. First, the climatic stability within the tropics enables species to specialize, resulting in high richness. Under this scenario, we predict stronger richness–niche breadth correlations over larger latitudinal extents and when using environmental niche breadth measures (e.g., habitat). Second, in species-rich areas, biotic interactions drive species to specialize. This may yield richness–niche breadth correlations regardless of the latitudinal extent and the type of niche breadth measure examined, whether environmental or functional (e.g., diet). Third, increased richness intensifies interactions between extreme specialists and generalists. Here, we predict stronger richness–niche breadth correlations when using functional niche breadth measures. Location Global. Time period 1973–2018. Major taxa studied Many taxa. Methods We conducted a meta-analysis, with the effect size estimated as the correlation between richness and community-averaged niche breadth extracted from each study. We also examined how these correlations depend on the niche breadth measure used (environmental or functional), scale (grain and latitudinal extent), ecosystem and taxa. Results We found a strong negative correlation between richness and niche breadth, and overall, a non-significant correlation between latitude and niche breadth. The richness–niche breadth correlation was independent of the niche breadth measure used (environmental or functional). Scale, ecosystem and taxa had little effect on the strength of the correlation. Main conclusions We confirm that species in richer sites, but not necessarily in the tropics, are more specialized. This finding is not dependent on scale or on the type of niche breadth measure used. These results suggest that high richness drives community-level specialization, and thus community assembly is likely to be the major driver of niche breadth rather than climatic gradients shaping both niche breadth and richness.&quot;,&quot;container-title&quot;:&quot;Global Ecology and Biogeography&quot;,&quot;DOI&quot;:&quot;https://doi.org/10.1111/geb.13011&quot;,&quot;ISSN&quot;:&quot;1466-8238&quot;,&quot;issue&quot;:&quot;1&quot;,&quot;language&quot;:&quot;en&quot;,&quot;note&quot;:&quot;_eprint: https://onlinelibrary.wiley.com/doi/pdf/10.1111/geb.13011&quot;,&quot;page&quot;:&quot;159-170&quot;,&quot;source&quot;:&quot;Wiley Online Library&quot;,&quot;title&quot;:&quot;Niche breadth and species richness: Correlation strength, scale and mechanisms&quot;,&quot;title-short&quot;:&quot;Niche breadth and species richness&quot;,&quot;volume&quot;:&quot;29&quot;,&quot;author&quot;:[{&quot;family&quot;:&quot;Granot&quot;,&quot;given&quot;:&quot;Itai&quot;},{&quot;family&quot;:&quot;Belmaker&quot;,&quot;given&quot;:&quot;Jonathan&quot;}],&quot;issued&quot;:{&quot;date-parts&quot;:[[&quot;2020&quot;]]}}}],&quot;schema&quot;:&quot;https://github.com/citation-style-language/schema/raw/master/csl-citation.json&quot;} RNDVoCXCUfjo9"/><text:span text:style-name="T39">(Granot &amp; Belmaker, 2020)</text:span><text:reference-mark-end text:name="ZOTERO_ITEM CSL_CITATION {&quot;citationID&quot;:&quot;9HTwVzBF&quot;,&quot;properties&quot;:{&quot;formattedCitation&quot;:&quot;(Granot &amp; Belmaker, 2020)&quot;,&quot;plainCitation&quot;:&quot;(Granot &amp; Belmaker, 2020)&quot;,&quot;noteIndex&quot;:0},&quot;citationItems&quot;:[{&quot;id&quot;:2819,&quot;uris&quot;:[&quot;http://zotero.org/users/1954708/items/2BAVHQFT&quot;],&quot;uri&quot;:[&quot;http://zotero.org/users/1954708/items/2BAVHQFT&quot;],&quot;itemData&quot;:{&quot;id&quot;:2819,&quot;type&quot;:&quot;article-journal&quot;,&quot;abstract&quot;:&quot;Aim It is often assumed that species in richer sites are more specialized, but empirical studies show conflicting results. In the present study, we quantify the correlation between community-level niche breadth and richness. We contrast three mechanisms for gradients in niche breadth: climate, community assembly and nested interactions. First, the climatic stability within the tropics enables species to specialize, resulting in high richness. Under this scenario, we predict stronger richness–niche breadth correlations over larger latitudinal extents and when using environmental niche breadth measures (e.g., habitat). Second, in species-rich areas, biotic interactions drive species to specialize. This may yield richness–niche breadth correlations regardless of the latitudinal extent and the type of niche breadth measure examined, whether environmental or functional (e.g., diet). Third, increased richness intensifies interactions between extreme specialists and generalists. Here, we predict stronger richness–niche breadth correlations when using functional niche breadth measures. Location Global. Time period 1973–2018. Major taxa studied Many taxa. Methods We conducted a meta-analysis, with the effect size estimated as the correlation between richness and community-averaged niche breadth extracted from each study. We also examined how these correlations depend on the niche breadth measure used (environmental or functional), scale (grain and latitudinal extent), ecosystem and taxa. Results We found a strong negative correlation between richness and niche breadth, and overall, a non-significant correlation between latitude and niche breadth. The richness–niche breadth correlation was independent of the niche breadth measure used (environmental or functional). Scale, ecosystem and taxa had little effect on the strength of the correlation. Main conclusions We confirm that species in richer sites, but not necessarily in the tropics, are more specialized. This finding is not dependent on scale or on the type of niche breadth measure used. These results suggest that high richness drives community-level specialization, and thus community assembly is likely to be the major driver of niche breadth rather than climatic gradients shaping both niche breadth and richness.&quot;,&quot;container-title&quot;:&quot;Global Ecology and Biogeography&quot;,&quot;DOI&quot;:&quot;https://doi.org/10.1111/geb.13011&quot;,&quot;ISSN&quot;:&quot;1466-8238&quot;,&quot;issue&quot;:&quot;1&quot;,&quot;language&quot;:&quot;en&quot;,&quot;note&quot;:&quot;_eprint: https://onlinelibrary.wiley.com/doi/pdf/10.1111/geb.13011&quot;,&quot;page&quot;:&quot;159-170&quot;,&quot;source&quot;:&quot;Wiley Online Library&quot;,&quot;title&quot;:&quot;Niche breadth and species richness: Correlation strength, scale and mechanisms&quot;,&quot;title-short&quot;:&quot;Niche breadth and species richness&quot;,&quot;volume&quot;:&quot;29&quot;,&quot;author&quot;:[{&quot;family&quot;:&quot;Granot&quot;,&quot;given&quot;:&quot;Itai&quot;},{&quot;family&quot;:&quot;Belmaker&quot;,&quot;given&quot;:&quot;Jonathan&quot;}],&quot;issued&quot;:{&quot;date-parts&quot;:[[&quot;2020&quot;]]}}}],&quot;schema&quot;:&quot;https://github.com/citation-style-language/schema/raw/master/csl-citation.json&quot;} RNDVoCXCUfjo9"/><text:span text:style-name="T39">. Positive correlation… we evaluate experimentally bottom-up hypothesis. </text:span></text:p>
      <text:p text:style-name="P19"><text:soft-page-break/><text:span text:style-name="T9">Lower competition was also hypothesized by </text:span><text:span text:style-name="T27">Novotny </text:span><text:span text:style-name="T28">(where?)</text:span></text:p>
      <text:p text:style-name="P19"/>
      <text:p text:style-name="P20"><text:span text:style-name="T40">High species diversity in tropics was hypothesized to be indication of strong niche partitioning. However, in the tropics negative correlation between niche partitioning and diversity is not as clearly visible as in temperate region </text:span><text:reference-mark-start text:name="ZOTERO_ITEM CSL_CITATION {&quot;citationID&quot;:&quot;147eSFkz&quot;,&quot;properties&quot;:{&quot;formattedCitation&quot;:&quot;(Granot &amp; Belmaker, 2020)&quot;,&quot;plainCitation&quot;:&quot;(Granot &amp; Belmaker, 2020)&quot;,&quot;noteIndex&quot;:0},&quot;citationItems&quot;:[{&quot;id&quot;:2819,&quot;uris&quot;:[&quot;http://zotero.org/users/1954708/items/2BAVHQFT&quot;],&quot;uri&quot;:[&quot;http://zotero.org/users/1954708/items/2BAVHQFT&quot;],&quot;itemData&quot;:{&quot;id&quot;:2819,&quot;type&quot;:&quot;article-journal&quot;,&quot;abstract&quot;:&quot;Aim It is often assumed that species in richer sites are more specialized, but empirical studies show conflicting results. In the present study, we quantify the correlation between community-level niche breadth and richness. We contrast three mechanisms for gradients in niche breadth: climate, community assembly and nested interactions. First, the climatic stability within the tropics enables species to specialize, resulting in high richness. Under this scenario, we predict stronger richness–niche breadth correlations over larger latitudinal extents and when using environmental niche breadth measures (e.g., habitat). Second, in species-rich areas, biotic interactions drive species to specialize. This may yield richness–niche breadth correlations regardless of the latitudinal extent and the type of niche breadth measure examined, whether environmental or functional (e.g., diet). Third, increased richness intensifies interactions between extreme specialists and generalists. Here, we predict stronger richness–niche breadth correlations when using functional niche breadth measures. Location Global. Time period 1973–2018. Major taxa studied Many taxa. Methods We conducted a meta-analysis, with the effect size estimated as the correlation between richness and community-averaged niche breadth extracted from each study. We also examined how these correlations depend on the niche breadth measure used (environmental or functional), scale (grain and latitudinal extent), ecosystem and taxa. Results We found a strong negative correlation between richness and niche breadth, and overall, a non-significant correlation between latitude and niche breadth. The richness–niche breadth correlation was independent of the niche breadth measure used (environmental or functional). Scale, ecosystem and taxa had little effect on the strength of the correlation. Main conclusions We confirm that species in richer sites, but not necessarily in the tropics, are more specialized. This finding is not dependent on scale or on the type of niche breadth measure used. These results suggest that high richness drives community-level specialization, and thus community assembly is likely to be the major driver of niche breadth rather than climatic gradients shaping both niche breadth and richness.&quot;,&quot;container-title&quot;:&quot;Global Ecology and Biogeography&quot;,&quot;DOI&quot;:&quot;https://doi.org/10.1111/geb.13011&quot;,&quot;ISSN&quot;:&quot;1466-8238&quot;,&quot;issue&quot;:&quot;1&quot;,&quot;language&quot;:&quot;en&quot;,&quot;note&quot;:&quot;_eprint: https://onlinelibrary.wiley.com/doi/pdf/10.1111/geb.13011&quot;,&quot;page&quot;:&quot;159-170&quot;,&quot;source&quot;:&quot;Wiley Online Library&quot;,&quot;title&quot;:&quot;Niche breadth and species richness: Correlation strength, scale and mechanisms&quot;,&quot;title-short&quot;:&quot;Niche breadth and species richness&quot;,&quot;volume&quot;:&quot;29&quot;,&quot;author&quot;:[{&quot;family&quot;:&quot;Granot&quot;,&quot;given&quot;:&quot;Itai&quot;},{&quot;family&quot;:&quot;Belmaker&quot;,&quot;given&quot;:&quot;Jonathan&quot;}],&quot;issued&quot;:{&quot;date-parts&quot;:[[&quot;2020&quot;]]}}}],&quot;schema&quot;:&quot;https://github.com/citation-style-language/schema/raw/master/csl-citation.json&quot;} RNDRqAi2C07Io"/><text:span text:style-name="T40">(Granot &amp; Belmaker, 2020)</text:span><text:reference-mark-end text:name="ZOTERO_ITEM CSL_CITATION {&quot;citationID&quot;:&quot;147eSFkz&quot;,&quot;properties&quot;:{&quot;formattedCitation&quot;:&quot;(Granot &amp; Belmaker, 2020)&quot;,&quot;plainCitation&quot;:&quot;(Granot &amp; Belmaker, 2020)&quot;,&quot;noteIndex&quot;:0},&quot;citationItems&quot;:[{&quot;id&quot;:2819,&quot;uris&quot;:[&quot;http://zotero.org/users/1954708/items/2BAVHQFT&quot;],&quot;uri&quot;:[&quot;http://zotero.org/users/1954708/items/2BAVHQFT&quot;],&quot;itemData&quot;:{&quot;id&quot;:2819,&quot;type&quot;:&quot;article-journal&quot;,&quot;abstract&quot;:&quot;Aim It is often assumed that species in richer sites are more specialized, but empirical studies show conflicting results. In the present study, we quantify the correlation between community-level niche breadth and richness. We contrast three mechanisms for gradients in niche breadth: climate, community assembly and nested interactions. First, the climatic stability within the tropics enables species to specialize, resulting in high richness. Under this scenario, we predict stronger richness–niche breadth correlations over larger latitudinal extents and when using environmental niche breadth measures (e.g., habitat). Second, in species-rich areas, biotic interactions drive species to specialize. This may yield richness–niche breadth correlations regardless of the latitudinal extent and the type of niche breadth measure examined, whether environmental or functional (e.g., diet). Third, increased richness intensifies interactions between extreme specialists and generalists. Here, we predict stronger richness–niche breadth correlations when using functional niche breadth measures. Location Global. Time period 1973–2018. Major taxa studied Many taxa. Methods We conducted a meta-analysis, with the effect size estimated as the correlation between richness and community-averaged niche breadth extracted from each study. We also examined how these correlations depend on the niche breadth measure used (environmental or functional), scale (grain and latitudinal extent), ecosystem and taxa. Results We found a strong negative correlation between richness and niche breadth, and overall, a non-significant correlation between latitude and niche breadth. The richness–niche breadth correlation was independent of the niche breadth measure used (environmental or functional). Scale, ecosystem and taxa had little effect on the strength of the correlation. Main conclusions We confirm that species in richer sites, but not necessarily in the tropics, are more specialized. This finding is not dependent on scale or on the type of niche breadth measure used. These results suggest that high richness drives community-level specialization, and thus community assembly is likely to be the major driver of niche breadth rather than climatic gradients shaping both niche breadth and richness.&quot;,&quot;container-title&quot;:&quot;Global Ecology and Biogeography&quot;,&quot;DOI&quot;:&quot;https://doi.org/10.1111/geb.13011&quot;,&quot;ISSN&quot;:&quot;1466-8238&quot;,&quot;issue&quot;:&quot;1&quot;,&quot;language&quot;:&quot;en&quot;,&quot;note&quot;:&quot;_eprint: https://onlinelibrary.wiley.com/doi/pdf/10.1111/geb.13011&quot;,&quot;page&quot;:&quot;159-170&quot;,&quot;source&quot;:&quot;Wiley Online Library&quot;,&quot;title&quot;:&quot;Niche breadth and species richness: Correlation strength, scale and mechanisms&quot;,&quot;title-short&quot;:&quot;Niche breadth and species richness&quot;,&quot;volume&quot;:&quot;29&quot;,&quot;author&quot;:[{&quot;family&quot;:&quot;Granot&quot;,&quot;given&quot;:&quot;Itai&quot;},{&quot;family&quot;:&quot;Belmaker&quot;,&quot;given&quot;:&quot;Jonathan&quot;}],&quot;issued&quot;:{&quot;date-parts&quot;:[[&quot;2020&quot;]]}}}],&quot;schema&quot;:&quot;https://github.com/citation-style-language/schema/raw/master/csl-citation.json&quot;} RNDRqAi2C07Io"/><text:span text:style-name="T40">. In that case network modularity should increase in interaction networks (for that subset of herbivores) (Augustyn, Anderson, &amp; Ellis, 2016)</text:span></text:p>
      <text:p text:style-name="P20"/>
      <text:p text:style-name="P24"/>
      <text:p text:style-name="P21"><text:span text:style-name="T41">Expressions and strength of these factors differ from ecosystem to ecosystem resulting in apparently idiosyncratic responses when studied in isolation </text:span><text:reference-mark-start text:name="ZOTERO_ITEM CSL_CITATION {&quot;citationID&quot;:&quot;PNccFo3A&quot;,&quot;properties&quot;:{&quot;formattedCitation&quot;:&quot;(Dodonov et al., 2016)&quot;,&quot;plainCitation&quot;:&quot;(Dodonov et al., 2016)&quot;,&quot;noteIndex&quot;:0},&quot;citationItems&quot;:[{&quot;id&quot;:2828,&quot;uris&quot;:[&quot;http://zotero.org/users/1954708/items/2W6BGPE9&quot;],&quot;uri&quot;:[&quot;http://zotero.org/users/1954708/items/2W6BGPE9&quot;],&quot;itemData&quot;:{&quot;id&quot;:2828,&quot;type&quot;:&quot;article-journal&quot;,&quot;abstract&quot;:&quot;Insect herbivory has been observed to be affected by habitat loss and fragmentation, although the mechanisms by which these anthropogenic disturbances affect this process are not well understood. To aid in clarifying this issue, we assessed the relation between forest cover and leaf damage caused by herbivorous insects on a representative tropical forest understory plant family, the Rubiaceae. We measured leaf area loss of Rubiaceae plants in 20 forest sites located in the Brazilian Atlantic forest, and also tested whether variation in forest cover, abundance of insectivorous birds (predators) and of Rubiaceae plants (resources) could explain the observed variation in leaf damage. Herbivory levels varied between 2.6 and 12.5 percent leaf area lost and increased with decreasing forest cover, whereas the other explanatory variables did not provide additional explanatory power. Therefore, forest loss appears to be the main driver of changes in local herbivory, and ecological processes such as top-down and bottom-up control may not account for the deforestation-related increase in herbivory levels. Other mechanisms, for example leaf quality and/or the influence of the adjoining land uses, have to be explored in future studies.&quot;,&quot;container-title&quot;:&quot;Acta Oecologica&quot;,&quot;DOI&quot;:&quot;10.1016/j.actao.2016.10.003&quot;,&quot;ISSN&quot;:&quot;1146-609X&quot;,&quot;journalAbbreviation&quot;:&quot;Acta Oecologica&quot;,&quot;language&quot;:&quot;en&quot;,&quot;page&quot;:&quot;136-143&quot;,&quot;source&quot;:&quot;ScienceDirect&quot;,&quot;title&quot;:&quot;Forest loss increases insect herbivory levels in human-altered landscapes&quot;,&quot;volume&quot;:&quot;77&quot;,&quot;author&quot;:[{&quot;family&quot;:&quot;Dodonov&quot;,&quot;given&quot;:&quot;Pavel&quot;},{&quot;family&quot;:&quot;Morante-Filho&quot;,&quot;given&quot;:&quot;José Carlos&quot;},{&quot;family&quot;:&quot;Mariano-Neto&quot;,&quot;given&quot;:&quot;Eduardo&quot;},{&quot;family&quot;:&quot;Cazetta&quot;,&quot;given&quot;:&quot;Eliana&quot;},{&quot;family&quot;:&quot;Andrade&quot;,&quot;given&quot;:&quot;Edyla Ribeiro&quot;,&quot;dropping-particle&quot;:&quot;de&quot;},{&quot;family&quot;:&quot;Rocha-Santos&quot;,&quot;given&quot;:&quot;Larissa&quot;},{&quot;family&quot;:&quot;Inforzato&quot;,&quot;given&quot;:&quot;Igor&quot;},{&quot;family&quot;:&quot;Gomes&quot;,&quot;given&quot;:&quot;Francisco Sanches&quot;},{&quot;family&quot;:&quot;Faria&quot;,&quot;given&quot;:&quot;Deborah&quot;}],&quot;issued&quot;:{&quot;date-parts&quot;:[[&quot;2016&quot;,11,1]]}}}],&quot;schema&quot;:&quot;https://github.com/citation-style-language/schema/raw/master/csl-citation.json&quot;} RNDATcQuYs5Dh"/><text:span text:style-name="T41">(Dodonov et al., 2016)</text:span><text:reference-mark-end text:name="ZOTERO_ITEM CSL_CITATION {&quot;citationID&quot;:&quot;PNccFo3A&quot;,&quot;properties&quot;:{&quot;formattedCitation&quot;:&quot;(Dodonov et al., 2016)&quot;,&quot;plainCitation&quot;:&quot;(Dodonov et al., 2016)&quot;,&quot;noteIndex&quot;:0},&quot;citationItems&quot;:[{&quot;id&quot;:2828,&quot;uris&quot;:[&quot;http://zotero.org/users/1954708/items/2W6BGPE9&quot;],&quot;uri&quot;:[&quot;http://zotero.org/users/1954708/items/2W6BGPE9&quot;],&quot;itemData&quot;:{&quot;id&quot;:2828,&quot;type&quot;:&quot;article-journal&quot;,&quot;abstract&quot;:&quot;Insect herbivory has been observed to be affected by habitat loss and fragmentation, although the mechanisms by which these anthropogenic disturbances affect this process are not well understood. To aid in clarifying this issue, we assessed the relation between forest cover and leaf damage caused by herbivorous insects on a representative tropical forest understory plant family, the Rubiaceae. We measured leaf area loss of Rubiaceae plants in 20 forest sites located in the Brazilian Atlantic forest, and also tested whether variation in forest cover, abundance of insectivorous birds (predators) and of Rubiaceae plants (resources) could explain the observed variation in leaf damage. Herbivory levels varied between 2.6 and 12.5 percent leaf area lost and increased with decreasing forest cover, whereas the other explanatory variables did not provide additional explanatory power. Therefore, forest loss appears to be the main driver of changes in local herbivory, and ecological processes such as top-down and bottom-up control may not account for the deforestation-related increase in herbivory levels. Other mechanisms, for example leaf quality and/or the influence of the adjoining land uses, have to be explored in future studies.&quot;,&quot;container-title&quot;:&quot;Acta Oecologica&quot;,&quot;DOI&quot;:&quot;10.1016/j.actao.2016.10.003&quot;,&quot;ISSN&quot;:&quot;1146-609X&quot;,&quot;journalAbbreviation&quot;:&quot;Acta Oecologica&quot;,&quot;language&quot;:&quot;en&quot;,&quot;page&quot;:&quot;136-143&quot;,&quot;source&quot;:&quot;ScienceDirect&quot;,&quot;title&quot;:&quot;Forest loss increases insect herbivory levels in human-altered landscapes&quot;,&quot;volume&quot;:&quot;77&quot;,&quot;author&quot;:[{&quot;family&quot;:&quot;Dodonov&quot;,&quot;given&quot;:&quot;Pavel&quot;},{&quot;family&quot;:&quot;Morante-Filho&quot;,&quot;given&quot;:&quot;José Carlos&quot;},{&quot;family&quot;:&quot;Mariano-Neto&quot;,&quot;given&quot;:&quot;Eduardo&quot;},{&quot;family&quot;:&quot;Cazetta&quot;,&quot;given&quot;:&quot;Eliana&quot;},{&quot;family&quot;:&quot;Andrade&quot;,&quot;given&quot;:&quot;Edyla Ribeiro&quot;,&quot;dropping-particle&quot;:&quot;de&quot;},{&quot;family&quot;:&quot;Rocha-Santos&quot;,&quot;given&quot;:&quot;Larissa&quot;},{&quot;family&quot;:&quot;Inforzato&quot;,&quot;given&quot;:&quot;Igor&quot;},{&quot;family&quot;:&quot;Gomes&quot;,&quot;given&quot;:&quot;Francisco Sanches&quot;},{&quot;family&quot;:&quot;Faria&quot;,&quot;given&quot;:&quot;Deborah&quot;}],&quot;issued&quot;:{&quot;date-parts&quot;:[[&quot;2016&quot;,11,1]]}}}],&quot;schema&quot;:&quot;https://github.com/citation-style-language/schema/raw/master/csl-citation.json&quot;} RNDATcQuYs5Dh"/><text:span text:style-name="T41">.x</text:span></text:p>
      <text:p text:style-name="P21"/>
      <text:p text:style-name="P11">Small review of the previous work in PNG:</text:p>
      <text:p text:style-name="P27"><text:span text:style-name="T42">Phylogeny matters: </text:span><text:span text:style-name="T29">Redmond</text:span><text:span text:style-name="T42"> – herbivores are highly specialized (based on realized diet), host photogenic diversity decreased throughout the chronosequence. High phylogenetic diversity in early stages. No structural change in the network. Pioneers have high nitrogen and water content (leaf Economic Spectrum Wright et al 2004). Plants maximize growth in. This leads to a question, whether troical forest dynamics are driven solely by plants? Recent studies showed that interactions with fungi and herbivores may change ther results of plant competition (Bagchi, Szefer). However, we are still missing inforamtions from tropics, and majority of influencial theories on tri-troihic interaction were established based on observations from temperate zones. Despite, these two systems differ substantially (how, and why this would matter?). Predicted low specialisation in early succession (Novotny 1995) but Leps showed the opposite was true.</text:span></text:p>
      <text:p text:style-name="P27"/>
      <text:p text:style-name="P26">Parasites and pathogens can also modify competitive interactions and predator prey interactions (Hatcher et al. 2006). <text:span text:style-name="T44">In large numbers herbivores might have lower ability to select for protein rich diet and thus might be more prone to infections </text:span><text:span text:style-name="T43">(Insect outbreaks)</text:span></text:p>
      <text:p text:style-name="P28"><text:span text:style-name="T44">Insect outbreak book: “Second, we have shown that closely related generalist species occupy unique nutritional feeding niches, which would provide a mechanism for facilitating coexistence (Behmer and Joern 2008).</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8T17:27:02.037824367</meta:creation-date>
    <dc:date>2020-11-22T16:46:02.687154569</dc:date>
    <meta:editing-duration>PT10H27M45S</meta:editing-duration>
    <meta:editing-cycles>15</meta:editing-cycles>
    <meta:generator>LibreOffice/6.1.6.3$Linux_X86_64 LibreOffice_project/10$Build-3</meta:generator>
    <meta:document-statistic meta:table-count="0" meta:image-count="0" meta:object-count="0" meta:page-count="4" meta:paragraph-count="29" meta:word-count="1326" meta:character-count="9181" meta:non-whitespace-character-count="7873"/>
  </office:meta>
</office:document-meta>
</file>